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E0000008660EE43AE9F245CD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1.69cm"/>
    </style:style>
    <style:style style:name="Table1.F" style:family="table-column">
      <style:table-column-properties style:column-width="1.713cm"/>
    </style:style>
    <style:style style:name="Table1.J" style:family="table-column">
      <style:table-column-properties style:column-width="1.68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style:font-name="Verdana" fo:font-size="9pt" style:font-size-asian="9pt" style:font-size-complex="9pt"/>
    </style:style>
    <style:style style:name="T11" style:family="text">
      <style:text-properties style:font-name="Verdana" fo:font-size="9pt" fo:language="fr" fo:country="FR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25º SIMULADO OAB 2014.2 REALIZADO EM </text:span></text:p>
      <text:p text:style-name="P1"><text:span text:style-name="T1">26 DE SETEMBRO DE 2014</text:span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3"/>
        <table:table-column table:style-name="Table1.F"/>
        <table:table-column table:style-name="Table1.A" table:number-columns-repeated="3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5">D </text:span><text:bookmark text:name="_GoBack"/><text:span text:style-name="T5"><text:s/>anulad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13.174cm" svg:y="-0.169cm" svg:width="3.9cm" svg:height="1.565cm" draw:z-index="1"><draw:image xlink:href="Pictures/100002010000014E0000008660EE43AE9F245CDD.png" xlink:type="simple" xlink:show="embed" xlink:actuate="onLoad"/><svg:desc>Logo_FGV_Direito_Rio_7ondas</svg:desc></draw:frame></text:p>
        <text:p text:style-name="MP1"/>
        <text:p text:style-name="MP1"/>
        <text:p text:style-name="MP2"><text:span text:style-name="MT1"><text:s text:c="12"/>SIMULADO DO EXAME DE ORDEM</text:span></text:p>
        <text:p text:style-name="MP3"><draw:line text:anchor-type="char" draw:z-index="0" draw:style-name="Mgr1" draw:text-style-name="MP4" svg:x1="1.296cm" svg:y1="0.092cm" svg:x2="14.504cm" svg:y2="0.092cm"><text:p/></draw:line><text:span text:style-name="MT1"> </text:span></text:p>
      </style:header>
      <style:footer>
        <text:p text:style-name="MP5"/>
        <text:p text:style-name="MP6"><text:span text:style-name="MT2">25º</text:span><text:span text:style-name="MT3"> Simulado OAB – setembro/2014</text:span></text:p>
        <text:p text:style-name="MP6"><text:span text:style-name="MT4">Praia de Botafogo, 190 | 13º andar | Rio de Janeiro | RJ | CEP: 22250-900 | Brasil</text:span></text:p>
        <text:p text:style-name="MP6"><text:span text:style-name="MT4">Tel: (55 21) 3799-4608 | Fax: (55 21) 3799-5335 | www.fgv.br/direitorio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199</meta:editing-cycles>
    <meta:print-date>2013-08-01T19:02:00</meta:print-date>
    <meta:creation-date>2012-05-02T18:59:00</meta:creation-date>
    <dc:date>2014-10-03T18:58:00</dc:date>
    <meta:editing-duration>PT20H25M</meta:editing-duration>
    <meta:generator>LibreOffice/5.1.6.2$Linux_X86_64 LibreOffice_project/10m0$Build-2</meta:generator>
    <meta:document-statistic meta:table-count="1" meta:image-count="1" meta:object-count="0" meta:page-count="1" meta:paragraph-count="155" meta:word-count="211" meta:character-count="651" meta:non-whitespace-character-count="578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